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string">
            <text:p>U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name</text:p>
          </table:table-cell>
          <table:table-cell office:value-type="string">
            <text:p>telephone</text:p>
          </table:table-cell>
          <table:table-cell office:value-type="string">
            <text:p>company</text:p>
          </table:table-cell>
          <table:table-cell office:value-type="string">
            <text:p>address</text:p>
          </table:table-cell>
          <table:table-cell office:value-type="string">
            <text:p>join_time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state</text:p>
          </table:table-cell>
          <table:table-cell office:value-type="string">
            <text:p>sockfd</text:p>
          </table:table-cell>
          <table:table-cell office:value-type="string">
            <text:p>后面是没有加入的</text:p>
          </table:table-cell>
          <table:table-cell office:value-type="string">
            <text:p>Group[1]</text:p>
          </table:table-cell>
          <table:table-cell office:value-type="string">
            <text:p>Group[2]</text:p>
          </table:table-cell>
          <table:table-cell office:value-type="string">
            <text:p>Group[3]</text:p>
          </table:table-cell>
          <table:table-cell office:value-type="string">
            <text:p>Group[4]</text:p>
          </table:table-cell>
          <table:table-cell office:value-type="string">
            <text:p>........</text:p>
          </table:table-cell>
          <table:table-cell office:value-type="string">
            <text:p>Friend[1]</text:p>
          </table:table-cell>
          <table:table-cell office:value-type="string">
            <text:p>Friend[2]</text:p>
          </table:table-cell>
          <table:table-cell office:value-type="string">
            <text:p>Friend[3]</text:p>
          </table:table-cell>
          <table:table-cell office:value-type="string">
            <text:p>Friend[4]</text:p>
          </table:table-cell>
          <table:table-cell office:value-type="string">
            <text:p>...........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ot</text:p>
          </table:table-cell>
          <table:table-cell office:value-type="string">
            <text:p>toor</text:p>
          </table:table-cell>
          <table:table-cell office:value-type="string">
            <text:p>admin</text:p>
          </table:table-cell>
          <table:table-cell office:value-type="string">
            <text:p>xxxx</text:p>
          </table:table-cell>
          <table:table-cell table:number-columns-repeated="8"/>
          <table:table-cell office:value-type="string">
            <text:p>Friend</text:p>
          </table:table-cell>
          <table:table-cell office:value-type="string">
            <text:p>Family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tricks</text:p>
          </table:table-cell>
          <table:table-cell office:value-type="float" office:value="73864526">
            <text:p>73864526</text:p>
          </table:table-cell>
          <table:table-cell office:value-type="string">
            <text:p>xxxx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office:value-type="string">
            <text:p>UID</text:p>
          </table:table-cell>
          <table:table-cell office:value-type="string">
            <text:p>NickName</text:p>
          </table:table-cell>
          <table:table-cell table:number-columns-repeated="21"/>
        </table:table-row>
        <table:table-row table:style-name="ro1" table:number-rows-repeated="104856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 style:data-style-name="N2" text:time-value="0000-00-00T09:31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2:43:00</meta:creation-date>
    <dc:date>2013-08-03T10:52:53</dc:date>
    <meta:editing-duration>PT14H21M47S</meta:editing-duration>
    <meta:editing-cycles>7</meta:editing-cycles>
    <meta:generator>LibreOffice/4.0.3.3$Linux_x86 LibreOffice_project/400m0$Build-3</meta:generator>
    <dc:creator>Tricks </dc:creator>
    <meta:document-statistic meta:table-count="3" meta:cell-count="49" meta:object-count="0"/>
  </office:meta>
</office:document-meta>
</file>